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layout-cache" manifest:media-type="application/binary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monospace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65a1f"/>
    </style:style>
    <style:style style:name="P2" style:family="paragraph" style:parent-style-name="Standard">
      <style:paragraph-properties fo:text-align="center" style:justify-single-word="false"/>
      <style:text-properties fo:font-size="12pt" officeooo:paragraph-rsid="00165a1f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fo:font-size="12pt" officeooo:paragraph-rsid="00165a1f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font-size="12pt" officeooo:rsid="00075243" officeooo:paragraph-rsid="00165a1f" style:font-size-asian="12pt" style:font-size-complex="12pt"/>
    </style:style>
    <style:style style:name="P5" style:family="paragraph" style:parent-style-name="Standard">
      <style:text-properties fo:font-size="12pt" officeooo:paragraph-rsid="00165a1f" style:font-size-asian="12pt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fo:font-size="20pt" officeooo:rsid="00075243" officeooo:paragraph-rsid="00165a1f" style:font-size-asian="20pt"/>
    </style:style>
    <style:style style:name="P7" style:family="paragraph" style:parent-style-name="Standard">
      <style:paragraph-properties fo:text-align="start" style:justify-single-word="false"/>
      <style:text-properties fo:font-size="11pt" fo:font-weight="normal" officeooo:rsid="00165a1f" officeooo:paragraph-rsid="00165a1f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font-style="italic" fo:font-weight="bold" officeooo:rsid="00165a1f" officeooo:paragraph-rsid="00165a1f" style:font-size-asian="9.60000038146973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165a1f" officeooo:paragraph-rsid="00165a1f" style:font-size-asian="16pt" style:font-weight-asian="bold" style:font-size-complex="16pt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2pt" officeooo:paragraph-rsid="00165a1f" style:font-size-asian="12pt" style:font-size-complex="12pt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333333" style:font-name="Consolas" fo:font-size="9pt" fo:letter-spacing="normal" fo:font-style="normal" fo:font-weight="normal" officeooo:rsid="00165a1f" officeooo:paragraph-rsid="00165a1f" fo:background-color="#f8f8f8" style:font-size-asian="9.60000038146973pt" style:font-weight-asian="normal" style:font-size-complex="11pt" style:font-weight-complex="normal" loext:padding-left="0.212cm" loext:padding-right="0cm" loext:padding-top="0cm" loext:padding-bottom="0cm" loext:border-left="0.06pt solid #dddddd" loext:border-right="none" loext:border-top="none" loext:border-bottom="none"/>
    </style:style>
    <style:style style:name="P12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Consolas" fo:font-size="9pt" fo:letter-spacing="normal" fo:font-style="normal" fo:font-weight="normal" officeooo:rsid="00165a1f" officeooo:paragraph-rsid="00165a1f" fo:background-color="#f8f8f8" style:font-size-asian="9.60000038146973pt" style:font-weight-asian="normal" style:font-size-complex="11pt" style:font-weight-complex="normal" loext:padding-left="0.212cm" loext:padding-right="0cm" loext:padding-top="0cm" loext:padding-bottom="0cm" loext:border-left="0.06pt solid #dddddd" loext:border-right="none" loext:border-top="none" loext:border-bottom="none"/>
    </style:style>
    <style:style style:name="P1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15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size="11pt" fo:font-weight="normal" officeooo:rsid="00165a1f" officeooo:paragraph-rsid="00165a1f" style:font-size-asian="9.60000038146973pt" style:font-weight-asian="normal" style:font-size-complex="11pt" style:font-weight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size="11pt" fo:font-style="normal" fo:font-weight="normal" officeooo:rsid="0019e76a" officeooo:paragraph-rsid="0019e76a" style:font-size-asian="9.60000038146973pt" style:font-style-asian="normal" style:font-weight-asian="normal" style:font-size-complex="11pt" style:font-style-complex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size="16pt" fo:font-weight="bold" officeooo:rsid="00165a1f" officeooo:paragraph-rsid="00165a1f" style:font-size-asian="14pt" style:font-weight-asian="bold" style:font-size-complex="16pt" style:font-weight-complex="bold"/>
    </style:style>
    <style:style style:name="P1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size="16pt" fo:font-style="normal" fo:font-weight="bold" officeooo:rsid="0019e76a" officeooo:paragraph-rsid="0019e76a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size="12pt" fo:font-weight="bold" officeooo:rsid="00165a1f" officeooo:paragraph-rsid="00165a1f" style:font-size-asian="10.5pt" style:font-weight-asian="bold" style:font-size-complex="12pt" style:font-weight-complex="bold"/>
    </style:style>
    <style:style style:name="P2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size="12pt" fo:font-style="italic" fo:font-weight="bold" officeooo:rsid="00165a1f" officeooo:paragraph-rsid="00165a1f" style:font-size-asian="10.5pt" style:font-style-asian="italic" style:font-weight-asian="bold" style:font-size-complex="12pt" style:font-style-complex="italic" style:font-weight-complex="bold"/>
    </style:style>
    <style:style style:name="P2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size="12pt" fo:font-style="normal" fo:font-weight="normal" officeooo:rsid="00165a1f" officeooo:paragraph-rsid="00165a1f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75243" style:font-size-asian="12pt" style:font-size-complex="12pt"/>
    </style:style>
    <style:style style:name="T3" style:family="text">
      <style:text-properties officeooo:rsid="00165a1f"/>
    </style:style>
    <style:style style:name="T4" style:family="text">
      <style:text-properties fo:color="#ff7700" fo:font-weight="bold"/>
    </style:style>
    <style:style style:name="T5" style:family="text">
      <style:text-properties fo:color="#ff7700" style:font-name="Consolas" fo:font-size="9pt" fo:font-style="normal" fo:font-weight="bold"/>
    </style:style>
    <style:style style:name="T6" style:family="text">
      <style:text-properties fo:color="#dc143c"/>
    </style:style>
    <style:style style:name="T7" style:family="text">
      <style:text-properties fo:color="#dc143c" style:font-name="Consolas" fo:font-size="9pt" fo:font-style="normal" fo:font-weight="normal"/>
    </style:style>
    <style:style style:name="T8" style:family="text">
      <style:text-properties fo:color="#dc143c" fo:font-weight="bold"/>
    </style:style>
    <style:style style:name="T9" style:family="text">
      <style:text-properties fo:color="#000000"/>
    </style:style>
    <style:style style:name="T10" style:family="text">
      <style:text-properties fo:color="#000000" style:font-name="Consolas" fo:font-size="9pt" fo:font-style="normal" fo:font-weight="normal"/>
    </style:style>
    <style:style style:name="T11" style:family="text">
      <style:text-properties fo:color="#008000"/>
    </style:style>
    <style:style style:name="T12" style:family="text">
      <style:text-properties fo:color="#008000" style:font-name="Consolas" fo:font-size="9pt" fo:font-style="normal" fo:font-weight="normal"/>
    </style:style>
    <style:style style:name="T13" style:family="text">
      <style:text-properties style:font-name="Consolas" fo:font-size="9pt" fo:font-style="normal" fo:font-weight="normal"/>
    </style:style>
    <style:style style:name="T14" style:family="text">
      <style:text-properties fo:color="#0000cd" style:font-name="Consolas" fo:font-size="9pt" fo:font-style="normal" fo:font-weight="normal"/>
    </style:style>
    <style:style style:name="T15" style:family="text">
      <style:text-properties fo:color="#66cc66" style:font-name="Consolas" fo:font-size="9pt" fo:font-style="normal" fo:font-weight="normal"/>
    </style:style>
    <style:style style:name="T16" style:family="text">
      <style:text-properties fo:color="#ff4500" style:font-name="Consolas" fo:font-size="9pt" fo:font-style="normal" fo:font-weight="normal"/>
    </style:style>
    <style:style style:name="T17" style:family="text">
      <style:text-properties fo:font-style="italic" style:font-style-asian="italic" style:font-style-complex="italic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Санкт-Петербургский национальный исследовательский университет информационных технологий, механики и оптики</text:p>
      <text:p text:style-name="P2">Факультет Программной инженерии и компьютерной техники</text:p>
      <text:p text:style-name="P2">Кафедра Информатики, прикладной математики</text:p>
      <text:p text:style-name="P2">Дисциплина: Программирование интернет приложений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Лабораторная работа №<text:span text:style-name="T3">2</text:span></text:p>
      <text:p text:style-name="P6">Вариант 1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>Группа №Р3217</text:p>
      <text:p text:style-name="P3">Работу выполнил:</text:p>
      <text:p text:style-name="P3">Хлопков Д.</text:p>
      <text:p text:style-name="P3">Преподаватель:</text:p>
      <text:p text:style-name="P4">Зинчик A. A.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1">Санкт-Петербург, 201</text:span><text:span text:style-name="T2">8</text:span><text:span text:style-name="T1"> г.</text:span></text:p>
      <text:p text:style-name="P9"><text:soft-page-break/>Вариант:</text:p>
      <text:p text:style-name="P7">А <text:s/>алгоритм Дейкстры, реализованный на основе (d+1)–кучи,</text:p>
      <text:p text:style-name="P7">В <text:s/>алгоритм Дейкстры, реализованный на основе (d+2)–кучи;</text:p>
      <text:p text:style-name="P7">d = 1</text:p>
      <text:p text:style-name="P7"><text:s/>n = 100, … ,10^4 с шагом 100, q = 1, r =10^6 , количество ребер:</text:p>
      <text:p text:style-name="P7">а)m ≈ n^2 /10, б)m≈n^2 (нарисовать графики функций T А (n) и Т В (n) для</text:p>
      <text:p text:style-name="P7">обоих случаев);</text:p>
      <text:p text:style-name="P7"/>
      <text:p text:style-name="P9">Листинг программы:</text:p>
      <text:p text:style-name="P8">graph.py</text:p>
      <text:p text:style-name="P8"/>
      <text:p text:style-name="P11"><text:span text:style-name="T6"/></text:p>
      <text:list xml:id="list3378977944160819076" text:style-name="L1">
        <text:list-item>
          <text:p text:style-name="P12"><text:span text:style-name="T4">import </text:span><text:span text:style-name="T8">random</text:span></text:p>
        </text:list-item>
        <text:list-item>
          <text:p text:style-name="P13"><text:span text:style-name="T4">from</text:span> heap <text:span text:style-name="T4">import</text:span> Heap</text:p>
        </text:list-item>
        <text:list-item>
          <text:p text:style-name="P13"><text:span text:style-name="T4">from</text:span> heap <text:span text:style-name="T4">import</text:span> Node</text:p>
        </text:list-item>
        <text:list-item>
          <text:p text:style-name="P13"><text:span text:style-name="T4">import</text:span> <text:span text:style-name="T6">math</text:span></text:p>
        </text:list-item>
        <text:list-item>
          <text:p text:style-name="P15"> </text:p>
        </text:list-item>
        <text:list-item>
          <text:p text:style-name="P15"> </text:p>
        </text:list-item>
        <text:list-item>
          <text:p text:style-name="P13"><text:span text:style-name="T4">class</text:span> Vertex<text:span text:style-name="T9">(</text:span><text:span text:style-name="T11">object</text:span><text:span text:style-name="T9">)</text:span>:</text:p>
        </text:list-item>
        <text:list-item>
          <text:p text:style-name="P15">    <text:span text:style-name="T5">def</text:span><text:span text:style-name="T13"> </text:span><text:span text:style-name="T14">__init__</text:span><text:span text:style-name="T10">(</text:span><text:span text:style-name="T12">self</text:span><text:span text:style-name="T15">,</text:span><text:span text:style-name="T13"> name</text:span><text:span text:style-name="T15">,</text:span><text:span text:style-name="T13"> weight</text:span><text:span text:style-name="T10">)</text:span><text:span text:style-name="T13">:</text:span></text:p>
        </text:list-item>
        <text:list-item>
          <text:p text:style-name="P15">        <text:span text:style-name="T12">self</text:span><text:span text:style-name="T13">.</text:span><text:span text:style-name="T10">next</text:span><text:span text:style-name="T13"> </text:span><text:span text:style-name="T15">=</text:span><text:span text:style-name="T13"> </text:span><text:span text:style-name="T12">None</text:span></text:p>
        </text:list-item>
        <text:list-item>
          <text:p text:style-name="P15">        <text:span text:style-name="T12">self</text:span><text:span text:style-name="T13">.</text:span><text:span text:style-name="T10">name</text:span><text:span text:style-name="T13"> </text:span><text:span text:style-name="T15">=</text:span><text:span text:style-name="T13"> name</text:span></text:p>
        </text:list-item>
        <text:list-item>
          <text:p text:style-name="P15">        <text:span text:style-name="T12">self</text:span><text:span text:style-name="T13">.</text:span><text:span text:style-name="T10">weight</text:span><text:span text:style-name="T13"> </text:span><text:span text:style-name="T15">=</text:span><text:span text:style-name="T13"> weight</text:span></text:p>
        </text:list-item>
        <text:list-item>
          <text:p text:style-name="P15"> </text:p>
        </text:list-item>
        <text:list-item>
          <text:p text:style-name="P15"> </text:p>
        </text:list-item>
        <text:list-item>
          <text:p text:style-name="P13"><text:span text:style-name="T4">class</text:span> Graph<text:span text:style-name="T9">(</text:span><text:span text:style-name="T11">object</text:span><text:span text:style-name="T9">)</text:span>:</text:p>
        </text:list-item>
        <text:list-item>
          <text:p text:style-name="P15">    <text:span text:style-name="T5">def</text:span><text:span text:style-name="T13"> </text:span><text:span text:style-name="T14">__init__</text:span><text:span text:style-name="T10">(</text:span><text:span text:style-name="T12">self</text:span><text:span text:style-name="T15">,</text:span><text:span text:style-name="T13"> n</text:span><text:span text:style-name="T15">,</text:span><text:span text:style-name="T13"> m</text:span><text:span text:style-name="T10">)</text:span><text:span text:style-name="T13">:</text:span></text:p>
        </text:list-item>
        <text:list-item>
          <text:p text:style-name="P15">        <text:span text:style-name="T12">self</text:span><text:span text:style-name="T13">.</text:span><text:span text:style-name="T10">adj</text:span><text:span text:style-name="T13"> </text:span><text:span text:style-name="T15">=</text:span><text:span text:style-name="T13"> </text:span><text:span text:style-name="T10">[]</text:span></text:p>
        </text:list-item>
        <text:list-item>
          <text:p text:style-name="P15">        <text:span text:style-name="T12">self</text:span><text:span text:style-name="T13">.</text:span><text:span text:style-name="T10">n</text:span><text:span text:style-name="T13"> </text:span><text:span text:style-name="T15">=</text:span><text:span text:style-name="T13"> n</text:span></text:p>
        </text:list-item>
        <text:list-item>
          <text:p text:style-name="P15">        <text:span text:style-name="T5">for</text:span><text:span text:style-name="T13"> i </text:span><text:span text:style-name="T5">in</text:span><text:span text:style-name="T13"> </text:span><text:span text:style-name="T12">range</text:span><text:span text:style-name="T10">(</text:span><text:span text:style-name="T13">n</text:span><text:span text:style-name="T10">)</text:span><text:span text:style-name="T13">:</text:span></text:p>
        </text:list-item>
        <text:list-item>
          <text:p text:style-name="P15">            <text:span text:style-name="T13">prev </text:span><text:span text:style-name="T15">=</text:span><text:span text:style-name="T13"> </text:span><text:span text:style-name="T12">None</text:span></text:p>
        </text:list-item>
        <text:list-item>
          <text:p text:style-name="P15">            <text:span text:style-name="T13">rand_coeff </text:span><text:span text:style-name="T15">=</text:span><text:span text:style-name="T13"> </text:span><text:span text:style-name="T7">random</text:span><text:span text:style-name="T13">.</text:span><text:span text:style-name="T10">randint(</text:span><text:span text:style-name="T13">-</text:span><text:span text:style-name="T16">20</text:span><text:span text:style-name="T15">,</text:span><text:span text:style-name="T13"> </text:span><text:span text:style-name="T16">20</text:span><text:span text:style-name="T10">)</text:span></text:p>
        </text:list-item>
        <text:list-item>
          <text:p text:style-name="P15">            <text:span text:style-name="T5">for</text:span><text:span text:style-name="T13"> j </text:span><text:span text:style-name="T5">in</text:span><text:span text:style-name="T13"> </text:span><text:span text:style-name="T12">range</text:span><text:span text:style-name="T10">(</text:span><text:span text:style-name="T12">round</text:span><text:span text:style-name="T10">(</text:span><text:span text:style-name="T13">m / n * </text:span><text:span text:style-name="T10">(</text:span><text:span text:style-name="T16">1</text:span><text:span text:style-name="T13"> + rand_coeff / </text:span><text:span text:style-name="T16">100</text:span><text:span text:style-name="T10">)))</text:span><text:span text:style-name="T13">:</text:span></text:p>
        </text:list-item>
        <text:list-item>
          <text:p text:style-name="P15">                <text:span text:style-name="T13">v </text:span><text:span text:style-name="T15">=</text:span><text:span text:style-name="T13"> </text:span><text:span text:style-name="T7">random</text:span><text:span text:style-name="T13">.</text:span><text:span text:style-name="T10">randint(</text:span><text:span text:style-name="T16">0</text:span><text:span text:style-name="T15">,</text:span><text:span text:style-name="T13"> n - </text:span><text:span text:style-name="T16">1</text:span><text:span text:style-name="T10">)</text:span></text:p>
        </text:list-item>
        <text:list-item>
          <text:p text:style-name="P15">                <text:span text:style-name="T13">p </text:span><text:span text:style-name="T15">=</text:span><text:span text:style-name="T13"> Vertex</text:span><text:span text:style-name="T10">(</text:span><text:span text:style-name="T13">v</text:span><text:span text:style-name="T15">,</text:span><text:span text:style-name="T13"> </text:span><text:span text:style-name="T7">random</text:span><text:span text:style-name="T13">.</text:span><text:span text:style-name="T10">randint(</text:span><text:span text:style-name="T16">1</text:span><text:span text:style-name="T15">,</text:span><text:span text:style-name="T13"> </text:span><text:span text:style-name="T16">100</text:span><text:span text:style-name="T10">))</text:span></text:p>
        </text:list-item>
        <text:list-item>
          <text:p text:style-name="P15">                <text:span text:style-name="T13">p.</text:span><text:span text:style-name="T10">next</text:span><text:span text:style-name="T13"> </text:span><text:span text:style-name="T15">=</text:span><text:span text:style-name="T13"> prev</text:span></text:p>
        </text:list-item>
        <text:list-item>
          <text:p text:style-name="P15">                <text:span text:style-name="T13">prev </text:span><text:span text:style-name="T15">=</text:span><text:span text:style-name="T13"> p</text:span></text:p>
        </text:list-item>
        <text:list-item>
          <text:p text:style-name="P15">            <text:span text:style-name="T12">self</text:span><text:span text:style-name="T13">.</text:span><text:span text:style-name="T10">adj</text:span><text:span text:style-name="T13"> +</text:span><text:span text:style-name="T15">=</text:span><text:span text:style-name="T13"> </text:span><text:span text:style-name="T10">[</text:span><text:span text:style-name="T13">p</text:span><text:span text:style-name="T10">]</text:span></text:p>
        </text:list-item>
        <text:list-item>
          <text:p text:style-name="P15"> </text:p>
        </text:list-item>
        <text:list-item>
          <text:p text:style-name="P15">    <text:span text:style-name="T5">def</text:span><text:span text:style-name="T13"> dijktstra_dheap</text:span><text:span text:style-name="T10">(</text:span><text:span text:style-name="T12">self</text:span><text:span text:style-name="T15">,</text:span><text:span text:style-name="T13"> d</text:span><text:span text:style-name="T15">,</text:span><text:span text:style-name="T13"> s</text:span><text:span text:style-name="T10">)</text:span><text:span text:style-name="T13">:</text:span></text:p>
        </text:list-item>
        <text:list-item>
          <text:p text:style-name="P15">        <text:span text:style-name="T13">node </text:span><text:span text:style-name="T15">=</text:span><text:span text:style-name="T13"> </text:span><text:span text:style-name="T10">[]</text:span></text:p>
        </text:list-item>
        <text:list-item>
          <text:p text:style-name="P15">        <text:span text:style-name="T13">index </text:span><text:span text:style-name="T15">=</text:span><text:span text:style-name="T13"> </text:span><text:span text:style-name="T12">list</text:span><text:span text:style-name="T10">(</text:span><text:span text:style-name="T12">range</text:span><text:span text:style-name="T10">(</text:span><text:span text:style-name="T16">0</text:span><text:span text:style-name="T15">,</text:span><text:span text:style-name="T13"> </text:span><text:span text:style-name="T12">self</text:span><text:span text:style-name="T13">.</text:span><text:span text:style-name="T10">n))</text:span></text:p>
        </text:list-item>
        <text:list-item>
          <text:p text:style-name="P15">        <text:span text:style-name="T5">for</text:span><text:span text:style-name="T13"> i </text:span><text:span text:style-name="T5">in</text:span><text:span text:style-name="T13"> </text:span><text:span text:style-name="T12">range</text:span><text:span text:style-name="T10">(</text:span><text:span text:style-name="T16">0</text:span><text:span text:style-name="T15">,</text:span><text:span text:style-name="T13"> </text:span><text:span text:style-name="T12">self</text:span><text:span text:style-name="T13">.</text:span><text:span text:style-name="T10">n)</text:span><text:span text:style-name="T13">:</text:span></text:p>
        </text:list-item>
        <text:list-item>
          <text:p text:style-name="P15">            <text:span text:style-name="T13">node +</text:span><text:span text:style-name="T15">=</text:span><text:span text:style-name="T13"> </text:span><text:span text:style-name="T10">[</text:span><text:span text:style-name="T13">Node</text:span><text:span text:style-name="T10">(</text:span><text:span text:style-name="T13">i</text:span><text:span text:style-name="T15">,</text:span><text:span text:style-name="T13"> </text:span><text:span text:style-name="T7">math</text:span><text:span text:style-name="T13">.</text:span><text:span text:style-name="T10">inf)]</text:span></text:p>
        </text:list-item>
        <text:list-item>
          <text:p text:style-name="P15">        <text:span text:style-name="T13">heap </text:span><text:span text:style-name="T15">=</text:span><text:span text:style-name="T13"> Heap</text:span><text:span text:style-name="T10">(</text:span><text:span text:style-name="T13">d</text:span><text:span text:style-name="T15">,</text:span><text:span text:style-name="T13"> </text:span><text:span text:style-name="T12">self</text:span><text:span text:style-name="T13">.</text:span><text:span text:style-name="T10">n</text:span><text:span text:style-name="T15">,</text:span><text:span text:style-name="T13"> node</text:span><text:span text:style-name="T15">,</text:span><text:span text:style-name="T13"> index</text:span><text:span text:style-name="T10">)</text:span></text:p>
        </text:list-item>
        <text:list-item>
          <text:p text:style-name="P15">        <text:span text:style-name="T13">heap.</text:span><text:span text:style-name="T10">node[</text:span><text:span text:style-name="T13">s</text:span><text:span text:style-name="T10">]</text:span><text:span text:style-name="T13">.</text:span><text:span text:style-name="T10">key</text:span><text:span text:style-name="T13"> </text:span><text:span text:style-name="T15">=</text:span><text:span text:style-name="T13"> </text:span><text:span text:style-name="T16">0</text:span></text:p>
        </text:list-item>
        <text:list-item>
          <text:p text:style-name="P15">        <text:span text:style-name="T13">nq </text:span><text:span text:style-name="T15">=</text:span><text:span text:style-name="T13"> </text:span><text:span text:style-name="T12">self</text:span><text:span text:style-name="T13">.</text:span><text:span text:style-name="T10">n</text:span></text:p>
        </text:list-item>
        <text:list-item>
          <text:p text:style-name="P15"><text:soft-page-break/>        <text:span text:style-name="T13">heap.</text:span><text:span text:style-name="T10">make_queue()</text:span></text:p>
        </text:list-item>
        <text:list-item>
          <text:p text:style-name="P15">        <text:span text:style-name="T5">while</text:span><text:span text:style-name="T13"> nq </text:span><text:span text:style-name="T15">&gt;</text:span><text:span text:style-name="T13"> </text:span><text:span text:style-name="T16">0</text:span><text:span text:style-name="T13">:</text:span></text:p>
        </text:list-item>
        <text:list-item>
          <text:p text:style-name="P15">            <text:span text:style-name="T13">node0 </text:span><text:span text:style-name="T15">=</text:span><text:span text:style-name="T13"> heap.</text:span><text:span text:style-name="T10">node[</text:span><text:span text:style-name="T16">0</text:span><text:span text:style-name="T10">]</text:span></text:p>
        </text:list-item>
        <text:list-item>
          <text:p text:style-name="P15">            <text:span text:style-name="T13">nq </text:span><text:span text:style-name="T15">=</text:span><text:span text:style-name="T13"> heap.</text:span><text:span text:style-name="T10">extract_min()</text:span></text:p>
        </text:list-item>
        <text:list-item>
          <text:p text:style-name="P15">            <text:span text:style-name="T13">i </text:span><text:span text:style-name="T15">=</text:span><text:span text:style-name="T13"> node0.</text:span><text:span text:style-name="T10">name</text:span></text:p>
        </text:list-item>
        <text:list-item>
          <text:p text:style-name="P15">            <text:span text:style-name="T13">dist </text:span><text:span text:style-name="T15">=</text:span><text:span text:style-name="T13"> node0.</text:span><text:span text:style-name="T10">key</text:span></text:p>
        </text:list-item>
        <text:list-item>
          <text:p text:style-name="P15">            <text:span text:style-name="T13">p </text:span><text:span text:style-name="T15">=</text:span><text:span text:style-name="T13"> </text:span><text:span text:style-name="T12">self</text:span><text:span text:style-name="T13">.</text:span><text:span text:style-name="T10">adj[</text:span><text:span text:style-name="T13">i</text:span><text:span text:style-name="T10">]</text:span></text:p>
        </text:list-item>
        <text:list-item>
          <text:p text:style-name="P15">            <text:span text:style-name="T5">while</text:span><text:span text:style-name="T13"> p </text:span><text:span text:style-name="T5">is</text:span><text:span text:style-name="T13"> </text:span><text:span text:style-name="T5">not</text:span><text:span text:style-name="T13"> </text:span><text:span text:style-name="T12">None</text:span><text:span text:style-name="T13">:</text:span></text:p>
        </text:list-item>
        <text:list-item>
          <text:p text:style-name="P15">                <text:span text:style-name="T13">j </text:span><text:span text:style-name="T15">=</text:span><text:span text:style-name="T13"> p.</text:span><text:span text:style-name="T10">name</text:span></text:p>
        </text:list-item>
        <text:list-item>
          <text:p text:style-name="P15">                <text:span text:style-name="T13">jq </text:span><text:span text:style-name="T15">=</text:span><text:span text:style-name="T13"> heap.</text:span><text:span text:style-name="T10">index[</text:span><text:span text:style-name="T13">j</text:span><text:span text:style-name="T10">]</text:span></text:p>
        </text:list-item>
        <text:list-item>
          <text:p text:style-name="P15">                <text:span text:style-name="T5">if</text:span><text:span text:style-name="T13"> heap.</text:span><text:span text:style-name="T10">node[</text:span><text:span text:style-name="T13">jq</text:span><text:span text:style-name="T10">]</text:span><text:span text:style-name="T13">.</text:span><text:span text:style-name="T10">key</text:span><text:span text:style-name="T13"> </text:span><text:span text:style-name="T15">&gt;</text:span><text:span text:style-name="T13"> </text:span><text:span text:style-name="T10">(</text:span><text:span text:style-name="T13">dist + p.</text:span><text:span text:style-name="T10">weight)</text:span><text:span text:style-name="T13">:</text:span></text:p>
        </text:list-item>
        <text:list-item>
          <text:p text:style-name="P15">                    <text:span text:style-name="T13">heap.</text:span><text:span text:style-name="T10">node[</text:span><text:span text:style-name="T13">jq</text:span><text:span text:style-name="T10">]</text:span><text:span text:style-name="T13">.</text:span><text:span text:style-name="T10">key</text:span><text:span text:style-name="T13"> </text:span><text:span text:style-name="T15">=</text:span><text:span text:style-name="T13"> dist + p.</text:span><text:span text:style-name="T10">weight</text:span></text:p>
        </text:list-item>
        <text:list-item>
          <text:p text:style-name="P15">                    <text:span text:style-name="T13">heap.</text:span><text:span text:style-name="T10">shift_up(</text:span><text:span text:style-name="T13">jq</text:span><text:span text:style-name="T10">)</text:span></text:p>
        </text:list-item>
        <text:list-item>
          <text:p text:style-name="P15">                <text:span text:style-name="T13">p </text:span><text:span text:style-name="T15">=</text:span><text:span text:style-name="T13"> p.</text:span><text:span text:style-name="T10">next</text:span></text:p>
        </text:list-item>
        <text:list-item>
          <text:p text:style-name="P15">        <text:span text:style-name="T5">return</text:span><text:span text:style-name="T13"> heap</text:span></text:p>
        </text:list-item>
      </text:list>
      <text:p text:style-name="P14"><text:span text:style-name="T13"/></text:p>
      <text:p text:style-name="P18">Графики:</text:p>
      <text:p text:style-name="P21">Случай a:</text:p>
      <text:p text:style-name="P16"/>
      <text:p text:style-name="P16"><draw:frame draw:style-name="fr1" draw:name="Объект1" text:anchor-type="paragraph" svg:width="21.001cm" svg:height="11.25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oft-page-break/><text:span text:style-name="T17">Случай b:</text:span></text:p>
      <text:p text:style-name="P22">Примечание: так как на инициализацию графа с количеством граней 10^8 требуется много памяти и времени, то пришлось изменить шаг при n&gt;1000 и снизить верхнюю границу n до 4000</text:p>
      <text:p text:style-name="P20"><text:span text:style-name="T17"/></text:p>
      <text:p text:style-name="P20"><draw:frame draw:style-name="fr1" draw:name="Объект2" text:anchor-type="paragraph" svg:width="21.001cm" svg:height="11.636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7"/></text:p>
      <text:p text:style-name="P19">Вывод:</text:p>
      <text:p text:style-name="P17">В ходе выполнения лабораторной работы были изучены следующие структуры данных: граф и d-куча, а также основные функции работы с ними. Также был изучен алгоритм Дейкстры на d-куче и реализован на кучах с d = 2 и d = 3. Оценки производительности алгоритма показали, что при увеличении d на 1 время работы алгоритма при больших n незначительно меньше, но при низкой разреженности графа время выполнения алгоритма практически не изменяе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monospace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21:33:53.999655252</meta:creation-date>
    <dc:date>2018-04-04T22:03:08.886606346</dc:date>
    <meta:editing-duration>PT11M9S</meta:editing-duration>
    <meta:editing-cycles>2</meta:editing-cycles>
    <meta:generator>LibreOffice/5.1.6.2$Linux_X86_64 LibreOffice_project/10m0$Build-2</meta:generator>
    <meta:document-statistic meta:table-count="0" meta:image-count="0" meta:object-count="2" meta:page-count="4" meta:paragraph-count="77" meta:word-count="412" meta:character-count="2826" meta:non-whitespace-character-count="20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1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cm" svg:height="11.258cm" xlink:href="." xlink:type="simple" chart:class="chart:scatter" chart:style-name="ch1">
        <chart:legend chart:legend-position="end" svg:x="18.862cm" svg:y="5.081cm" style:legend-expansion="high" chart:style-name="ch2"/>
        <chart:plot-area chart:style-name="ch3" chart:data-source-has-labels="both" svg:x="0.42cm" svg:y="0.225cm" svg:width="18.022cm" svg:height="10.808cm">
          <chartooo:coordinate-region svg:x="1.412cm" svg:y="0.424cm" svg:width="16.565cm" svg:height="9.962cm"/>
          <chart:axis chart:dimension="x" chart:name="primary-x" chart:style-name="ch4" chartooo:axis-type="auto"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series chart:style-name="ch7" chart:values-cell-range-address="local-table.$D$2:.$D$101" chart:label-cell-address="local-table.$D$1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 = 2</text:p>
              </table:table-cell>
              <table:table-cell office:value-type="string">
                <text:p>d =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49">
                <text:p>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75">
                <text:p>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85">
                <text:p>8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114">
                <text:p>11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130">
                <text:p>13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48">
                <text:p>14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65">
                <text:p>16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87">
                <text:p>18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210">
                <text:p>21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232">
                <text:p>23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254">
                <text:p>25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78">
                <text:p>27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304">
                <text:p>304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329">
                <text:p>32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354">
                <text:p>354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382">
                <text:p>38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414">
                <text:p>41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438">
                <text:p>438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470">
                <text:p>47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502">
                <text:p>50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538">
                <text:p>53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589">
                <text:p>589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607">
                <text:p>607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647">
                <text:p>647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682">
                <text:p>682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722">
                <text:p>722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776">
                <text:p>776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811">
                <text:p>811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836">
                <text:p>836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885">
                <text:p>885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919">
                <text:p>919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1001">
                <text:p>1001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1029">
                <text:p>1029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1103">
                <text:p>1103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1182">
                <text:p>1182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171">
                <text:p>1171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225">
                <text:p>1225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265">
                <text:p>1265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332">
                <text:p>1332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383">
                <text:p>1383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469">
                <text:p>1469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502">
                <text:p>1502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575">
                <text:p>1575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636">
                <text:p>1636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688">
                <text:p>1688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758">
                <text:p>175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1794">
                <text:p>1794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1876">
                <text:p>1876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1933">
                <text:p>1933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2019">
                <text:p>2019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2068">
                <text:p>2068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2168">
                <text:p>2168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2224">
                <text:p>2224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2347">
                <text:p>2347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446">
                <text:p>2446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458">
                <text:p>2458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536">
                <text:p>2536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2657">
                <text:p>2657</text:p>
              </table:table-cell>
              <table:table-cell office:value-type="float" office:value="2571">
                <text:p>25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2736">
                <text:p>2736</text:p>
              </table:table-cell>
              <table:table-cell office:value-type="float" office:value="2678">
                <text:p>26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2786">
                <text:p>2786</text:p>
              </table:table-cell>
              <table:table-cell office:value-type="float" office:value="2702">
                <text:p>27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2856">
                <text:p>2856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3024">
                <text:p>3024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3084">
                <text:p>3084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3102">
                <text:p>3102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3198">
                <text:p>3198</text:p>
              </table:table-cell>
              <table:table-cell office:value-type="float" office:value="3141">
                <text:p>31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3308">
                <text:p>3308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3508">
                <text:p>3508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3519">
                <text:p>3519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3592">
                <text:p>3592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3643">
                <text:p>3643</text:p>
              </table:table-cell>
              <table:table-cell office:value-type="float" office:value="3603">
                <text:p>36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3801">
                <text:p>3801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4007">
                <text:p>4007</text:p>
              </table:table-cell>
              <table:table-cell office:value-type="float" office:value="3852">
                <text:p>38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4097">
                <text:p>4097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4181">
                <text:p>4181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4460">
                <text:p>4460</text:p>
              </table:table-cell>
              <table:table-cell office:value-type="float" office:value="4377">
                <text:p>43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4296">
                <text:p>4296</text:p>
              </table:table-cell>
              <table:table-cell office:value-type="float" office:value="4147">
                <text:p>41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4410">
                <text:p>4410</text:p>
              </table:table-cell>
              <table:table-cell office:value-type="float" office:value="4372">
                <text:p>43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4558">
                <text:p>4558</text:p>
              </table:table-cell>
              <table:table-cell office:value-type="float" office:value="4416">
                <text:p>44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4716">
                <text:p>4716</text:p>
              </table:table-cell>
              <table:table-cell office:value-type="float" office:value="4657">
                <text:p>46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4878">
                <text:p>4878</text:p>
              </table:table-cell>
              <table:table-cell office:value-type="float" office:value="4879">
                <text:p>48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4877">
                <text:p>4877</text:p>
              </table:table-cell>
              <table:table-cell office:value-type="float" office:value="4832">
                <text:p>48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4945">
                <text:p>4945</text:p>
              </table:table-cell>
              <table:table-cell office:value-type="float" office:value="4902">
                <text:p>49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5159">
                <text:p>5159</text:p>
              </table:table-cell>
              <table:table-cell office:value-type="float" office:value="5041">
                <text:p>50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5372">
                <text:p>5372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5461">
                <text:p>5461</text:p>
              </table:table-cell>
              <table:table-cell office:value-type="float" office:value="5410">
                <text:p>54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5522">
                <text:p>5522</text:p>
              </table:table-cell>
              <table:table-cell office:value-type="float" office:value="5414">
                <text:p>54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5684">
                <text:p>5684</text:p>
              </table:table-cell>
              <table:table-cell office:value-type="float" office:value="5602">
                <text:p>56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5880">
                <text:p>5880</text:p>
              </table:table-cell>
              <table:table-cell office:value-type="float" office:value="5713">
                <text:p>57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5873">
                <text:p>5873</text:p>
              </table:table-cell>
              <table:table-cell office:value-type="float" office:value="5948">
                <text:p>59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6048">
                <text:p>6048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6100">
                <text:p>6100</text:p>
              </table:table-cell>
              <table:table-cell office:value-type="float" office:value="6079">
                <text:p>60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1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cm" svg:height="11.636cm" xlink:href="." xlink:type="simple" chart:class="chart:scatter" chart:style-name="ch1">
        <chart:legend chart:legend-position="end" svg:x="18.862cm" svg:y="5.27cm" style:legend-expansion="high" chart:style-name="ch2"/>
        <chart:plot-area chart:style-name="ch3" chart:data-source-has-labels="both" svg:x="0.42cm" svg:y="0.232cm" svg:width="18.022cm" svg:height="11.172cm">
          <chartooo:coordinate-region svg:x="1.412cm" svg:y="0.431cm" svg:width="16.658cm" svg:height="10.326cm"/>
          <chart:axis chart:dimension="x" chart:name="primary-x" chart:style-name="ch4" chartooo:axis-type="auto">
            <chart:categories table:cell-range-address="local-table.$A$2:.$A$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7" chart:values-cell-range-address="local-table.$D$2:.$D$14" chart:label-cell-address="local-table.$D$1" chart:class="chart:scatte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 = 2</text:p>
              </table:table-cell>
              <table:table-cell office:value-type="string">
                <text:p>d =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88">
                <text:p>8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64">
                <text:p>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40">
                <text:p>1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90">
                <text:p>19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250">
                <text:p>25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338">
                <text:p>33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408">
                <text:p>408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1629">
                <text:p>1629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3735">
                <text:p>3735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6758">
                <text:p>6758</text:p>
              </table:table-cell>
              <table:table-cell office:value-type="float" office:value="6760">
                <text:p>67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